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bok</text:p>
      <text:p text:style-name="Standard"/>
      <text:p text:style-name="Standard"/>
      <text:p text:style-name="Standard">Vi träffades och började ta reda på hur google maps fungerar genom att lära oss hur det fungerade med certifikat signering och utvecklarnycklarna gjorde att vi fick åtkomst till maps APIet. Vi gick igenom några tutorials med hur man får ut en vägbeskrivning från google och ritar upp vägen.</text:p>
      <text:p text:style-name="Standard">Vi experimenterade också med hur android fungerar och satte upp våra emulatorer och utvecklingsmiljöer.</text:p>
      <text:p text:style-name="Standard"/>
      <text:p text:style-name="Standard">Nästa möte omvärderade vi våran idée och valde att skrota den pga bristfällig interaktion och kreativitets/rolighets faktor. Vi behöll kart temat men valde funktionallitet efter interaktionsmöjligheter. <text:s/>Vi använde whiteboarden för att I steg rita appens delar, diskuterade mycket, gjorde modifieringar och tillslut ritade upp usecases. <text: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2-11-22T16:30:21</meta:creation-date>
    <dc:date>2012-11-22T17:41:20</dc:date>
    <dc:creator>stefan </dc:creator>
    <meta:editing-duration>PT1H2M33S</meta:editing-duration>
    <meta:editing-cycles>4</meta:editing-cycles>
    <meta:generator>LibreOffice/3.5$Linux_X86_64 LibreOffice_project/350m1$Build-2</meta:generator>
    <meta:document-statistic meta:table-count="0" meta:image-count="0" meta:object-count="0" meta:page-count="1" meta:paragraph-count="4" meta:word-count="109" meta:character-count="737" meta:non-whitespace-character-count="629"/>
  </office:meta>
</office:document-meta>
</file>